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50000022FBD6906C6780AAA92.png" manifest:media-type="image/png"/>
  <manifest:file-entry manifest:full-path="Pictures/10000201000003550000022F9FE9F299FA1E5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14f3" officeooo:paragraph-rsid="001f14f3" style:font-weight-asian="bold" style:font-weight-complex="bold"/>
    </style:style>
    <style:style style:name="P2" style:family="paragraph" style:parent-style-name="Standard">
      <style:text-properties fo:font-weight="bold" officeooo:rsid="0020b815" officeooo:paragraph-rsid="0020b815" style:font-weight-asian="bold" style:font-weight-complex="bold"/>
    </style:style>
    <style:style style:name="T1" style:family="text">
      <style:text-properties officeooo:rsid="0020b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buntu instalado htop</text:p>
      <text:p text:style-name="Standard"><text:s/><draw:frame draw:style-name="fr1" draw:name="Imagen1" text:anchor-type="char" svg:x="0.1035in" svg:y="0.1354in" svg:width="5.789in" svg:height="3.7929in" draw:z-index="0"><draw:image xlink:href="Pictures/10000201000003550000022FBD6906C6780AAA92.png" xlink:type="simple" xlink:show="embed" xlink:actuate="onLoad" loext:mime-type="image/png"/></draw:frame><text:s text:c="16"/></text:p>
      <text:p text:style-name="Standard"/>
      <text:p text:style-name="Standard"/>
      <text:p text:style-name="Standard"><text:s text:c="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2" text:anchor-type="char" svg:x="0.1083in" svg:y="0.4874in" svg:width="6.0457in" svg:height="3.898in" draw:z-index="1"><draw:image xlink:href="Pictures/10000201000003550000022F9FE9F299FA1E5287.png" xlink:type="simple" xlink:show="embed" xlink:actuate="onLoad" loext:mime-type="image/png"/></draw:frame><text:s/>el (df) <text:s/>y el (to<text:span text:style-name="T1">p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19:34:00.217606082</meta:creation-date>
    <dc:date>2022-09-30T13:12:48.538000000</dc:date>
    <meta:editing-duration>PT8M1S</meta:editing-duration>
    <meta:editing-cycles>2</meta:editing-cycles>
    <meta:generator>Neat_Office/6.2.8.2$Windows_x86 LibreOffice_project/</meta:generator>
    <meta:document-statistic meta:table-count="0" meta:image-count="2" meta:object-count="0" meta:page-count="1" meta:paragraph-count="4" meta:word-count="8" meta:character-count="68" meta:non-whitespace-character-count="33"/>
  </office:meta>
</office:document-meta>
</file>